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co12" style:family="table-column">
      <style:table-column-properties fo:break-before="auto" style:column-width="11.483cm"/>
    </style:style>
    <style:style style:name="co13" style:family="table-column">
      <style:table-column-properties fo:break-before="auto" style:column-width="15.5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1.446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3.369cm" fo:break-before="auto" style:use-optimal-row-height="true"/>
    </style:style>
    <style:style style:name="ro18" style:family="table-row">
      <style:table-row-properties style:row-height="3.21cm" fo:break-before="auto" style:use-optimal-row-height="true"/>
    </style:style>
    <style:style style:name="ro19" style:family="table-row">
      <style:table-row-properties style:row-height="4.711cm" fo:break-before="auto" style:use-optimal-row-height="true"/>
    </style:style>
    <style:style style:name="ro20" style:family="table-row">
      <style:table-row-properties style:row-height="2.106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2.027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24" style:family="table-row">
      <style:table-row-properties style:row-height="5.26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4.948cm" fo:break-before="auto" style:use-optimal-row-height="true"/>
    </style:style>
    <style:style style:name="ro27" style:family="table-row">
      <style:table-row-properties style:row-height="1.053cm" fo:break-before="auto" style:use-optimal-row-height="true"/>
    </style:style>
    <style:style style:name="ro28" style:family="table-row">
      <style:table-row-properties style:row-height="6.054cm" fo:break-before="auto" style:use-optimal-row-height="true"/>
    </style:style>
    <style:style style:name="ro29" style:family="table-row">
      <style:table-row-properties style:row-height="2.29cm" fo:break-before="auto" style:use-optimal-row-height="true"/>
    </style:style>
    <style:style style:name="ro30" style:family="table-row">
      <style:table-row-properties style:row-height="0.974cm" fo:break-before="auto" style:use-optimal-row-height="true"/>
    </style:style>
    <style:style style:name="ro31" style:family="table-row">
      <style:table-row-properties style:row-height="0.947cm" fo:break-before="auto" style:use-optimal-row-height="true"/>
    </style:style>
    <style:style style:name="ro32" style:family="table-row">
      <style:table-row-properties style:row-height="1.842cm" fo:break-before="auto" style:use-optimal-row-height="true"/>
    </style:style>
    <style:style style:name="ro33" style:family="table-row">
      <style:table-row-properties style:row-height="0.499cm" fo:break-before="auto" style:use-optimal-row-height="true"/>
    </style:style>
    <style:style style:name="ro34" style:family="table-row">
      <style:table-row-properties style:row-height="1.395cm" fo:break-before="auto" style:use-optimal-row-height="true"/>
    </style:style>
    <style:style style:name="ro35" style:family="table-row">
      <style:table-row-properties style:row-height="2.764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3.316cm" fo:break-before="auto" style:use-optimal-row-height="true"/>
    </style:style>
    <style:style style:name="ro38" style:family="table-row">
      <style:table-row-properties style:row-height="4.133cm" fo:break-before="auto" style:use-optimal-row-height="true"/>
    </style:style>
    <style:style style:name="ro43" style:family="table-row">
      <style:table-row-properties style:row-height="0.526cm" fo:break-before="auto" style:use-optimal-row-height="false"/>
    </style:style>
    <style:style style:name="ro44" style:family="table-row">
      <style:table-row-properties style:row-height="5.738cm" fo:break-before="auto" style:use-optimal-row-height="true"/>
    </style:style>
    <style:style style:name="ro45" style:family="table-row">
      <style:table-row-properties style:row-height="6.212cm" fo:break-before="auto" style:use-optimal-row-height="true"/>
    </style:style>
    <style:style style:name="ro46" style:family="table-row">
      <style:table-row-properties style:row-height="0.496cm" fo:break-before="auto" style:use-optimal-row-height="true"/>
    </style:style>
    <style:style style:name="ro47" style:family="table-row">
      <style:table-row-properties style:row-height="3.844cm" fo:break-before="auto" style:use-optimal-row-height="true"/>
    </style:style>
    <style:style style:name="ro48" style:family="table-row">
      <style:table-row-properties style:row-height="1.86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4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5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6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1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6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6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1" style:family="table-cell" style:parent-style-name="Default" style:data-style-name="N0"/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2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9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4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93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108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2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5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32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3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34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1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158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12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14" style:family="text">
      <style:text-properties fo:color="#bf8f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6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61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6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63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15" style:family="text">
      <style:text-properties fo:color="#0070c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6" style:family="text">
      <style:text-properties fo:color="#bf8f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19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2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6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1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64" style:family="text"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2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5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6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7" style:family="text">
      <style:text-properties fo:color="#1b5e2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9" style:family="text">
      <style:text-properties fo:color="#1b5e2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0" style:family="text">
      <style:text-properties fo:color="#1b5e2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1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2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3" style:family="text">
      <style:text-properties fo:color="#0d47a1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4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5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9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4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41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weight="bold" style:font-weight-asian="bold" style:font-weight-complex="bold"/>
    </style:style>
    <style:style style:name="T42" style:family="text">
      <style:text-properties fo:color="#0d47a1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3" style:family="text">
      <style:text-properties fo:color="#0070c0" style:text-outline="false" style:text-line-through-style="none" style:text-line-through-typ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44" style:family="text">
      <style:text-properties fo:color="#c65911" style:text-outline="false" style:text-line-through-style="none" style:text-line-through-typ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45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6" style:family="text"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66" style:family="text">
      <style:text-properties fo:color="#c9211e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7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8" style:family="text">
      <style:text-properties fo:color="#c9211e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9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0" style:family="text">
      <style:text-properties fo:color="#0070c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1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7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4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9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50" style:family="text">
      <style:text-properties fo:color="#0d47a1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51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52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53" style:family="text">
      <style:text-properties fo:color="#1b5e2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54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55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56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57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58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59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72" style:family="text">
      <style:text-properties fo:color="#d84315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7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25" style:family="text"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name-asian="Liberation Sans" style:font-size-asian="16pt" style:font-style-asian="normal" style:font-weight-asian="bold" style:font-name-complex="Liberation Sans" style:font-size-complex="16pt" style:font-style-complex="normal" style:font-weight-complex="bold"/>
    </style:style>
    <style:style style:name="T22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4" style:family="text">
      <style:text-properties fo:color="#242729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27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228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229" style:family="text">
      <style:text-properties fo:color="#242729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30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75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76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8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9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0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1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82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83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84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85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86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87" style:family="text">
      <style:text-properties fo:color="#0097a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88" style:family="text">
      <style:text-properties fo:color="#388e3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89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0" style:family="text">
      <style:text-properties fo:color="#e64a1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1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32" style:family="text">
      <style:text-properties fo:color="#e64a19" style:text-outline="false" style:text-line-through-style="none" style:text-line-through-type="none" style:font-name="Liberation Sans" fo:font-size="11pt" fo:font-style="normal" fo:text-shadow="none" style:text-underline-style="none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33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2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3" style:family="text">
      <style:text-properties fo:color="#c62828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4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5" style:family="text">
      <style:text-properties fo:color="#33691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7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8" style:family="text">
      <style:text-properties fo:color="#536df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9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0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2" style:family="text">
      <style:text-properties fo:color="#2e7d32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34" style:family="text">
      <style:text-properties fo:color="#33444d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3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4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5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6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7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8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9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0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1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2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3" style:family="text">
      <style:text-properties fo:color="#b71c1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4" style:family="text">
      <style:text-properties fo:color="#006064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5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3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6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6" style:family="text">
      <style:text-properties fo:color="#4a148c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7" style:family="text">
      <style:text-properties fo:color="#7030a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8" style:family="text">
      <style:text-properties fo:color="#006064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9" style:family="text">
      <style:text-properties fo:color="#000000" style:text-outline="false" style:text-line-through-style="none" style:text-line-through-type="none" fo:font-size="6pt" fo:font-style="normal" fo:text-shadow="none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120" style:family="text">
      <style:text-properties fo:color="#ff000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1" style:family="text">
      <style:text-properties fo:color="#7030a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2" style:family="text">
      <style:text-properties fo:color="#33691e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7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3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24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25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7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8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39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0" style:family="text">
      <style:text-properties fo:color="#d32f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9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d47a1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e64a19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d84315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33691e" style:text-outline="false" style:text-line-through-style="none" style:text-line-through-type="none" style:font-name="Calibri" fo:font-size="11pt" fo:language="ru" fo:country="RU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55308d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color="#ed4c05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color="#127622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color="#006064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33691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44" style:family="text">
      <style:text-properties fo:color="#0d47a1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45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46" style:family="text">
      <style:text-properties fo:color="#e64a19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47" style:family="text">
      <style:text-properties fo:color="#d84315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1" style:family="text">
      <style:text-properties fo:color="#d84315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48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49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0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2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3" style:family="text">
      <style:text-properties fo:color="#ef6c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1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2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3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4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5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5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6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6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7" style:family="text">
      <style:text-properties fo:color="#c2185b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7" style:family="text">
      <style:text-properties fo:color="#880e4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8" style:family="text">
      <style:text-properties fo:color="#c2185b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8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9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9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3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0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3" style:family="text">
      <style:text-properties fo:color="#b71c1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0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1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2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3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0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2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3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4" style:family="text">
      <style:text-properties fo:color="#d500f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0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1" style:family="text">
      <style:text-properties fo:color="#d500f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5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6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7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8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9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0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1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2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3" style:family="text">
      <style:text-properties fo:color="#5d403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4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5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6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7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2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3" style:family="text">
      <style:text-properties fo:color="#d32f2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4" style:family="text">
      <style:text-properties fo:color="#ef6c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8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9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1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2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3" style:family="text">
      <style:text-properties fo:color="#4527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5" style:family="text">
      <style:text-properties fo:color="#ad145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6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7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8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9" style:family="text">
      <style:text-properties fo:color="#0097a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0" style:family="text">
      <style:text-properties fo:color="#1b5e2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1" style:family="text">
      <style:text-properties fo:color="#388e3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2" style:family="text">
      <style:text-properties fo:color="#0070c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5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6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4" style:family="text">
      <style:text-properties fo:color="#d84315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5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6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7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8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9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0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1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3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5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6" style:family="text">
      <style:text-properties fo:color="#33691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7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8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0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1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2" style:family="text">
      <style:text-properties fo:color="#558b2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4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7" style:family="text">
      <style:text-properties fo:color="#b71c1c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8" style:family="text">
      <style:text-properties fo:color="#1b5e2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9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0" style:family="text">
      <style:text-properties fo:color="#000000" style:text-outline="false" style:text-line-through-style="none" style:text-line-through-type="none" style:font-name="Liberation Sans2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color="#000000" style:text-outline="false" style:text-line-through-style="none" style:text-line-through-type="none" style:font-name="Liberation Sans2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bold" style:font-name-complex="Liberation Sans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color="#000000" style:text-outline="false" style:text-line-through-style="none" style:text-line-through-type="none" style:font-name="Liberation Sans2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2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09" style:family="text">
      <style:text-properties fo:color="#be480a"/>
    </style:style>
    <style:style style:name="T310" style:family="text">
      <style:text-properties fo:color="#ff0000"/>
    </style:style>
    <style:style style:name="T311" style:family="text">
      <style:text-properties fo:color="#3465a4"/>
    </style:style>
    <style:style style:name="T31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3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14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15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316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317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18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319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320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21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22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23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24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2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326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327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328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29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30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31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32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3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34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35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36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37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38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39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40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41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42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43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4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45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346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347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348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49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350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351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52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53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35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5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3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35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358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59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60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61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362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6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36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36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366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367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368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369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370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371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72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73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37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37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37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37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37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379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80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8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38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38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38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38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38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38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38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38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39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9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392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93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94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395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396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39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39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39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40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40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40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0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40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40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40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40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40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40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41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411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1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1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41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1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41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41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1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41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42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42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42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42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424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425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42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42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428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429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43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43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43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43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434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435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436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437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438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439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440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441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442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443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444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445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446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447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448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449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450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451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452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45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5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45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45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45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45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45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46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46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6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46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46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46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46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467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468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469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470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471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47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73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474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75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476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47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47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47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480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48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48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48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48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48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48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48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48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489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90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491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492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49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9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49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49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497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9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9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50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50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50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50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50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50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5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507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0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509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1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1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51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51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51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51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51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51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51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51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52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52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52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52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2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52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52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2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52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52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530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53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532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533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534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535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53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537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38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3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54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4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5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5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54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54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54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55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55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55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55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55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5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557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5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55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56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62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63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6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565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566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567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5">
        <table:table-column table:style-name="co12" table:default-cell-style-name="ce113"/>
        <table:table-column table:style-name="co13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104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104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104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/var/log</text:p>
          </table:table-cell>
          <table:table-cell table:style-name="ce104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mesg</text:p>
          </table:table-cell>
          <table:table-cell table:style-name="ce104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!!</text:p>
          </table:table-cell>
          <table:table-cell table:style-name="ce104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'+' <text:s/>или Ctrl+9</text:p>
          </table:table-cell>
          <table:table-cell table:style-name="ce104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C</text:p>
          </table:table-cell>
          <table:table-cell table:style-name="ce104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Insert</text:p>
          </table:table-cell>
          <table:table-cell table:style-name="ce104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+Alt+F3</text:p>
          </table:table-cell>
          <table:table-cell table:style-name="ce104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Alt+F1</text:p>
          </table:table-cell>
          <table:table-cell table:style-name="ce104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lear</text:p>
          </table:table-cell>
          <table:table-cell table:style-name="ce104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</text:p>
          </table:table-cell>
          <table:table-cell table:style-name="ce104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 -s 1024x768</text:p>
          </table:table-cell>
          <table:table-cell table:style-name="ce104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sudo</text:p>
          </table:table-cell>
          <table:table-cell table:style-name="ce104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echo</text:p>
          </table:table-cell>
          <table:table-cell table:style-name="ce104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 text:c="2"/>|</text:p>
          </table:table-cell>
          <table:table-cell table:style-name="ce104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man -k &lt;интересующая команда keyword или её кусок&gt;</text:p>
          </table:table-cell>
          <table:table-cell table:style-name="ce104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atis &lt;интересующая команда или её кусок&gt;</text:p>
          </table:table-cell>
          <table:table-cell table:style-name="ce104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104" table:number-columns-repeated="2"/>
          <table:table-cell table:number-columns-repeated="1022"/>
        </table:table-row>
        <table:table-row table:style-name="ro43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ps</text:p>
          </table:table-cell>
          <table:table-cell table:style-name="ce104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x</text:p>
          </table:table-cell>
          <table:table-cell table:style-name="ce104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&lt;имя пользователя&gt;</text:p>
          </table:table-cell>
          <table:table-cell table:style-name="ce104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</text:p>
          </table:table-cell>
          <table:table-cell table:style-name="ce104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 | grep denis</text:p>
          </table:table-cell>
          <table:table-cell table:style-name="ce104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</text:p>
          </table:table-cell>
          <table:table-cell table:style-name="ce104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all &lt;имя процесса&gt;</text:p>
          </table:table-cell>
          <table:table-cell table:style-name="ce104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308">-STOP</text:span> &lt;имя процесса&gt;</text:p>
          </table:table-cell>
          <table:table-cell table:style-name="ce104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308">-CONT</text:span> &lt;имя процесса&gt;</text:p>
          </table:table-cell>
          <table:table-cell table:style-name="ce104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fg</text:p>
          </table:table-cell>
          <table:table-cell table:style-name="ce104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С</text:p>
          </table:table-cell>
          <table:table-cell table:style-name="ce104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Z</text:p>
          </table:table-cell>
          <table:table-cell table:style-name="ce104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p</text:p>
          </table:table-cell>
          <table:table-cell table:style-name="ce104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P</text:p>
          </table:table-cell>
          <table:table-cell table:style-name="ce104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M</text:p>
          </table:table-cell>
          <table:table-cell table:style-name="ce104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ree -h</text:p>
          </table:table-cell>
          <table:table-cell table:style-name="ce104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</text:p>
          </table:table-cell>
          <table:table-cell table:style-name="ce104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reboot now</text:p>
          </table:table-cell>
          <table:table-cell table:style-name="ce104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СЛУЖБЫ (скрытые фоновые процессы)</text:p>
          </table:table-cell>
          <table:table-cell table:style-name="ce108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309">опции</text:span> <text:span text:style-name="T310">команда</text:span> <text:span text:style-name="T311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ystemctl stop predictive</text:p>
          </table:table-cell>
          <table:table-cell table:style-name="ce104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2">systemctl </text:span>list-units</text:p>
          </table:table-cell>
          <table:table-cell table:style-name="ce104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312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2">systemctl </text:span>start service</text:p>
          </table:table-cell>
          <table:table-cell table:style-name="ce104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2">systemctl </text:span>restart …</text:p>
          </table:table-cell>
          <table:table-cell table:style-name="ce104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2">systemctl </text:span>try-restart …</text:p>
          </table:table-cell>
          <table:table-cell table:style-name="ce104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312">systemctl </text:span>reload-or-restart …</text:p>
          </table:table-cell>
          <table:table-cell table:style-name="ce104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2">systemctl </text:span>enable …</text:p>
          </table:table-cell>
          <table:table-cell table:style-name="ce104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2">systemctl </text:span>disable …</text:p>
          </table:table-cell>
          <table:table-cell table:style-name="ce104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2">systemctl </text:span>is-enabled </text:p>
          </table:table-cell>
          <table:table-cell table:style-name="ce104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2">systemctl </text:span>snapsot</text:p>
          </table:table-cell>
          <table:table-cell table:style-name="ce104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2">systemctl </text:span>daemon-reload</text:p>
          </table:table-cell>
          <table:table-cell table:style-name="ce104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cd</text:p>
          </table:table-cell>
          <table:table-cell table:style-name="ce104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</text:p>
          </table:table-cell>
          <table:table-cell table:style-name="ce104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</text:p>
          </table:table-cell>
          <table:table-cell table:style-name="ce104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/..</text:p>
          </table:table-cell>
          <table:table-cell table:style-name="ce104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d ~</text:p>
          </table:table-cell>
          <table:table-cell table:style-name="ce104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wd</text:p>
          </table:table-cell>
          <table:table-cell table:style-name="ce104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ls</text:p>
          </table:table-cell>
          <table:table-cell table:style-name="ce104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ls -la</text:p>
          </table:table-cell>
          <table:table-cell table:style-name="ce104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ls -la -R /</text:p>
          </table:table-cell>
          <table:table-cell table:style-name="ce104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cate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ereis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ind /home -name "&lt;имя файла/папки&gt;"</text:p>
          </table:table-cell>
          <table:table-cell table:style-name="ce104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mkdir</text:p>
          </table:table-cell>
          <table:table-cell table:style-name="ce104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kdir -p Dir4/Dir5</text:p>
          </table:table-cell>
          <table:table-cell table:style-name="ce104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uch</text:p>
          </table:table-cell>
          <table:table-cell table:style-name="ce104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rm</text:p>
          </table:table-cell>
          <table:table-cell table:style-name="ce104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</text:p>
          </table:table-cell>
          <table:table-cell table:style-name="ce104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 -p dir1/dir2/dir3</text:p>
          </table:table-cell>
          <table:table-cell table:style-name="ce104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rm -R</text:p>
          </table:table-cell>
          <table:table-cell table:style-name="ce104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udo rm -R /</text:p>
          </table:table-cell>
          <table:table-cell table:style-name="ce104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cat</text:p>
          </table:table-cell>
          <table:table-cell table:style-name="ce104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more</text:p>
          </table:table-cell>
          <table:table-cell table:style-name="ce104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less</text:p>
          </table:table-cell>
          <table:table-cell table:style-name="ce104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3">cp</text:span> &lt;название файла&gt; &lt;путь, куда копируем&gt;</text:p>
          </table:table-cell>
          <table:table-cell table:style-name="ce104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*.*</text:p>
          </table:table-cell>
          <table:table-cell table:style-name="ce104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?.*</text:p>
          </table:table-cell>
          <table:table-cell table:style-name="ce104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p -R Dir2 Dir 4</text:p>
          </table:table-cell>
          <table:table-cell table:style-name="ce104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v</text:p>
          </table:table-cell>
          <table:table-cell table:style-name="ce104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mv</text:p>
          </table:table-cell>
          <table:table-cell table:style-name="ce104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text.txt .text.txt</text:p>
          </table:table-cell>
          <table:table-cell table:style-name="ce104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&lt;folder name&gt;/</text:p>
          </table:table-cell>
          <table:table-cell table:style-name="ce104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..</text:p>
          </table:table-cell>
          <table:table-cell table:style-name="ce104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df /work</text:p>
          </table:table-cell>
          <table:table-cell table:style-name="ce104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/root</text:p>
          </table:table-cell>
          <table:table-cell table:style-name="ce104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-Th | grep "^/dev"</text:p>
          </table:table-cell>
          <table:table-cell table:style-name="ce104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blk -f</text:p>
          </table:table-cell>
          <table:table-cell table:style-name="ce104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gedit</text:p>
          </table:table-cell>
          <table:table-cell table:style-name="ce104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2">
          <table:table-cell table:style-name="ce106" office:value-type="string" calcext:value-type="string">
            <text:p>nano</text:p>
          </table:table-cell>
          <table:table-cell table:style-name="ce104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44">
          <table:table-cell table:style-name="ce104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104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-K (или F9)</text:p>
          </table:table-cell>
          <table:table-cell table:style-name="ce104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комбинация Alt-6</text:p>
          </table:table-cell>
          <table:table-cell table:style-name="ce104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-U или F10</text:p>
          </table:table-cell>
          <table:table-cell table:style-name="ce104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pico</text:p>
          </table:table-cell>
          <table:table-cell table:style-name="ce104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vi</text:p>
          </table:table-cell>
          <table:table-cell table:style-name="ce104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45">
          <table:table-cell table:style-name="ce104" office:value-type="string" calcext:value-type="string">
            <text:p>sed</text:p>
          </table:table-cell>
          <table:table-cell table:style-name="ce104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ln -s</text:p>
          </table:table-cell>
          <table:table-cell table:style-name="ce104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106" office:value-type="string" calcext:value-type="string">
            <text:p>ln</text:p>
          </table:table-cell>
          <table:table-cell table:style-name="ce104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wc &lt;имя файла&gt;</text:p>
          </table:table-cell>
          <table:table-cell table:style-name="ce104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&lt;имя файла с данными&gt;</text:p>
          </table:table-cell>
          <table:table-cell table:style-name="ce104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n</text:p>
          </table:table-cell>
          <table:table-cell table:style-name="ce104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104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атрибут -f 3</text:p>
          </table:table-cell>
          <table:table-cell table:style-name="ce104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3">grep</text:span> &lt;искомый текст&gt; &lt;папка/файл&gt;</text:p>
          </table:table-cell>
          <table:table-cell table:style-name="ce104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.gov" mydatafile.txt</text:p>
          </table:table-cell>
          <table:table-cell table:style-name="ce104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*.gov" mydatafile.txt</text:p>
          </table:table-cell>
          <table:table-cell table:style-name="ce104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(kgb.gov|intel.com)"</text:p>
          </table:table-cell>
          <table:table-cell table:style-name="ce104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ead</text:p>
          </table:table-cell>
          <table:table-cell table:style-name="ce104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ead &lt;имя переменной&gt;</text:p>
          </table:table-cell>
          <table:table-cell table:style-name="ce104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names.txt</text:p>
          </table:table-cell>
          <table:table-cell table:style-name="ce104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sort names.txt &gt; sorted.txt</text:p>
          </table:table-cell>
          <table:table-cell table:style-name="ce104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»</text:p>
          </table:table-cell>
          <table:table-cell table:style-name="ce104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2&gt;</text:p>
          </table:table-cell>
          <table:table-cell table:style-name="ce104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2&gt; errors.txt</text:p>
          </table:table-cell>
          <table:table-cell table:style-name="ce104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2&gt; /dev/null</text:p>
          </table:table-cell>
          <table:table-cell table:style-name="ce104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gt; good.txt 2&gt; errors.txt</text:p>
          </table:table-cell>
          <table:table-cell table:style-name="ce104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amp;&gt; allresults.txt</text:p>
          </table:table-cell>
          <table:table-cell table:style-name="ce104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tar</text:p>
          </table:table-cell>
          <table:table-cell table:style-name="ce104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313">tar</text:span> cvf mytar.tar Folder1</text:p>
          </table:table-cell>
          <table:table-cell table:style-name="ce104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tf mytar.tar</text:p>
          </table:table-cell>
          <table:table-cell table:style-name="ce104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xvf mytar.tar</text:p>
          </table:table-cell>
          <table:table-cell table:style-name="ce104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313">gzip</text:span> mytar.tar</text:p>
          </table:table-cell>
          <table:table-cell table:style-name="ce104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unzip mytar.tar.gz</text:p>
          </table:table-cell>
          <table:table-cell table:style-name="ce104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3">bzip2</text:span> mytar.tar</text:p>
          </table:table-cell>
          <table:table-cell table:style-name="ce104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bunzip2 mytar.tar.bz2</text:p>
          </table:table-cell>
          <table:table-cell table:style-name="ce104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3">xz</text:span> и unxz</text:p>
          </table:table-cell>
          <table:table-cell table:style-name="ce104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ar cvzf mytar.tar Folder1</text:p>
          </table:table-cell>
          <table:table-cell table:style-name="ce44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44"/>
          <table:table-cell table:number-columns-repeated="1022"/>
        </table:table-row>
        <table:table-row table:style-name="ro4">
          <table:table-cell table:style-name="ce106" office:value-type="string" calcext:value-type="string">
            <text:p>zip -r myZIP.zip Folder1</text:p>
          </table:table-cell>
          <table:table-cell table:style-name="ce44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unzip myZIP.zip</text:p>
          </table:table-cell>
          <table:table-cell table:style-name="ce104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cat /etc/passwd</text:p>
          </table:table-cell>
          <table:table-cell table:style-name="ce104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ami</text:p>
          </table:table-cell>
          <table:table-cell table:style-name="ce104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313">su</text:span> &lt;имя юзера&gt;</text:p>
          </table:table-cell>
          <table:table-cell table:style-name="ce104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exit</text:p>
          </table:table-cell>
          <table:table-cell table:style-name="ce104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gout</text:p>
          </table:table-cell>
          <table:table-cell table:style-name="ce104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d &lt;имя юзера&gt;</text:p>
          </table:table-cell>
          <table:table-cell table:style-name="ce104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ast</text:p>
          </table:table-cell>
          <table:table-cell table:style-name="ce104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</text:p>
          </table:table-cell>
          <table:table-cell table:style-name="ce104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w</text:p>
          </table:table-cell>
          <table:table-cell table:style-name="ce104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<text:span text:style-name="T313">useradd</text:span> -m &lt;имя пользователя&gt;</text:p>
          </table:table-cell>
          <table:table-cell table:style-name="ce104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passwd &lt;имя пользователя&gt;</text:p>
          </table:table-cell>
          <table:table-cell table:style-name="ce104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/etc/skel/</text:p>
          </table:table-cell>
          <table:table-cell table:style-name="ce104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userdel -r &lt;имя пользователя&gt;</text:p>
          </table:table-cell>
          <table:table-cell table:style-name="ce104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groupadd &lt;имя группы&gt;</text:p>
          </table:table-cell>
          <table:table-cell table:style-name="ce104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groupdel &lt;имя группы&gt;</text:p>
          </table:table-cell>
          <table:table-cell table:style-name="ce104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<text:span text:style-name="T313">usermod</text:span> <text:span text:style-name="T308">-aG</text:span> &lt;имя группы&gt; &lt;имя пользователя&gt;</text:p>
          </table:table-cell>
          <table:table-cell table:style-name="ce104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deluser &lt;имя группы&gt; &lt;имя пользователя&gt;</text:p>
          </table:table-cell>
          <table:table-cell table:style-name="ce104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env | grep proxy</text:p>
          </table:table-cell>
          <table:table-cell table:style-name="ce104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ifconfig</text:p>
          </table:table-cell>
          <table:table-cell table:style-name="ce104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netstat -antu</text:p>
          </table:table-cell>
          <table:table-cell table:style-name="ce104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ifconfig</text:p>
          </table:table-cell>
          <table:table-cell table:style-name="ce104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p addr show</text:p>
          </table:table-cell>
          <table:table-cell table:style-name="ce104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oute</text:p>
          </table:table-cell>
          <table:table-cell table:style-name="ce104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ing</text:p>
          </table:table-cell>
          <table:table-cell table:style-name="ce104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46">
          <table:table-cell table:style-name="ce11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11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106"/>
          <table:table-cell table:style-name="ce104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wx</text:p>
          </table:table-cell>
          <table:table-cell table:style-name="ce104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--</text:p>
          </table:table-cell>
          <table:table-cell table:style-name="ce104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own &lt;имя пользователя&gt; &lt;имя файла/папки&gt;</text:p>
          </table:table-cell>
          <table:table-cell table:style-name="ce104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grp &lt;имя группы&gt; &lt;имя файла/папки&gt;</text:p>
          </table:table-cell>
          <table:table-cell table:style-name="ce104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mod o+x &lt;имя файла/папки&gt;</text:p>
          </table:table-cell>
          <table:table-cell table:style-name="ce104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u+x, g-w, o+r &lt;имя файла/папки&gt;</text:p>
          </table:table-cell>
          <table:table-cell table:style-name="ce104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ugo=r &lt;имя файла/папки&gt;</text:p>
          </table:table-cell>
          <table:table-cell table:style-name="ce104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 = 4, w = 2, x = 1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rwx = 7, rw- = 6, r-x = 5, r-- = 4, -wx = 3, -w- = 2, --x = 1, --- = 0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777 &lt;имя файла/папки&gt;</text:p>
          </table:table-cell>
          <table:table-cell table:style-name="ce104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o+t &lt;имя папки&gt;</text:p>
          </table:table-cell>
          <table:table-cell table:style-name="ce104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1777 &lt;имя папки&gt;</text:p>
          </table:table-cell>
          <table:table-cell table:style-name="ce104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lsusb</text:p>
          </table:table-cell>
          <table:table-cell table:style-name="ce104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canimage -L</text:p>
          </table:table-cell>
          <table:table-cell table:style-name="ce104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ubuntu-drivers devices</text:p>
          </table:table-cell>
          <table:table-cell table:style-name="ce104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brscan-skey <text:s/>-l</text:p>
          </table:table-cell>
          <table:table-cell table:style-name="ce104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5">
          <table:table-cell table:style-name="ce104" table:number-columns-repeated="2"/>
          <table:table-cell table:number-columns-repeated="1022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104"/>
          <table:table-cell table:style-name="ce104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hmod a+x myscript.sh</text:p>
          </table:table-cell>
          <table:table-cell table:style-name="ce104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./myscript.sh</text:p>
          </table:table-cell>
          <table:table-cell table:style-name="ce104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$0</text:p>
          </table:table-cell>
          <table:table-cell table:style-name="ce104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$1</text:p>
          </table:table-cell>
          <table:table-cell table:style-name="ce104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104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47">
          <table:table-cell table:style-name="ce104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104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1">
          <table:table-cell table:style-name="ce104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104" office:value-type="string" calcext:value-type="string">
            <text:p>while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myfile in `ls *.txt`; do</text:p>
            <text:p>cat $myfile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x in {1...10}; do</text:p>
            <text:p>echo "X = $x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mma=0</text:p>
          </table:table-cell>
          <table:table-cell table:style-name="ce104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2">
          <table:table-cell table:style-name="ce104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104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yFunction 50 vasya</text:p>
          </table:table-cell>
          <table:table-cell table:style-name="ce104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"Summa = $summa"</text:p>
          </table:table-cell>
          <table:table-cell table:style-name="ce104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104" table:number-columns-repeated="2"/>
          <table:table-cell table:number-columns-repeated="1022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113"/>
        <table:table-column table:style-name="co6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33"/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КОММИТ, ПУШ и ПУЛЛ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14">git </text:span><text:span text:style-name="T315">add</text:span><text:span text:style-name="T316"> .</text:span></text:p>
          </table:table-cell>
          <table:table-cell table:style-name="ce104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317">git </text:span><text:span text:style-name="T318">commit</text:span><text:span text:style-name="T319"> -m "README file was changed"</text:span></text:p>
          </table:table-cell>
          <table:table-cell table:style-name="ce104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116" office:value-type="string" calcext:value-type="string">
            <text:p>git <text:span text:style-name="T320">push</text:span> -u <text:span text:style-name="T321">origin master</text:span></text:p>
          </table:table-cell>
          <table:table-cell table:style-name="ce104" office:value-type="string" calcext:value-type="string">
            <text:p><text:span text:style-name="T366">из локального выгрузить ветку главную в репозиторий, подключенный как </text:span><text:span text:style-name="T367">origin</text:span><text:span text:style-name="T368">, в ветку </text:span><text:span text:style-name="T369">master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git <text:span text:style-name="T322">diff</text:span> --stat --cached<text:span text:style-name="T323"> origin/master</text:span></text:p>
          </table:table-cell>
          <table:table-cell table:style-name="ce104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rm --cached blog/blog.php</text:p>
          </table:table-cell>
          <table:table-cell table:style-name="ce104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push</text:p>
          </table:table-cell>
          <table:table-cell table:style-name="ce104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308">add</text:span> Practice/a.makarov/test.py</text:p>
          </table:table-cell>
          <table:table-cell table:style-name="ce104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<text:span text:style-name="T324">pull</text:span> aanikin master –allow-unrelated-histories</text:p>
          </table:table-cell>
          <table:table-cell table:style-name="ce104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324">push</text:span> -u aanikin --all</text:p>
          </table:table-cell>
          <table:table-cell table:style-name="ce104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25">git </text:span><text:span text:style-name="T326">clone</text:span><text:span text:style-name="T327"> </text:span>https://github.com/aanikin/Python</text:p>
          </table:table-cell>
          <table:table-cell table:style-name="ce104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git clean -df</text:p>
            <text:p>git reset --hard</text:p>
            <text:p>git pull <text:span text:style-name="T323">origin master</text:span></text:p>
          </table:table-cell>
          <table:table-cell table:style-name="ce104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ТЭГИ</text:p>
          </table:table-cell>
          <table:table-cell table:style-name="ce117"/>
          <table:table-cell table:number-columns-repeated="1022"/>
        </table:table-row>
        <table:table-row table:style-name="ro13">
          <table:table-cell table:style-name="ce118" office:value-type="string" calcext:value-type="string">
            <text:p>git tag stable-1</text:p>
          </table:table-cell>
          <table:table-cell table:style-name="ce104" office:value-type="string" calcext:value-type="string">
            <text:p><text:span text:style-name="T343">создать «легковесный» тэг, связанный с последним</text:span></text:p>
            <text:p><text:span text:style-name="T343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tag stable-2 f292ef5</text:p>
          </table:table-cell>
          <table:table-cell table:style-name="ce118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БЭКАП</text:p>
          </table:table-cell>
          <table:table-cell table:style-name="ce117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</text:p>
          </table:table-cell>
          <table:table-cell table:style-name="ce118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4">
          <table:table-cell table:style-name="ce119" office:value-type="string" calcext:value-type="string">
            <text:p>git <text:span text:style-name="T328">reset</text:span> --soft <text:span text:style-name="T321">origin feature</text:span></text:p>
          </table:table-cell>
          <table:table-cell table:style-name="ce104" office:value-type="string" calcext:value-type="string">
            <text:p><text:span text:style-name="T370">Главная команда!</text:span></text:p>
            <text:p><text:span text:style-name="T343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328">checkout</text:span> &lt;hello.html&gt;</text:p>
          </table:table-cell>
          <table:table-cell table:style-name="ce104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git reset &lt;кусок изменённого объекта, например HEAD hello.html&gt;</text:p>
          </table:table-cell>
          <table:table-cell table:style-name="ce104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vert 7f6b500</text:p>
          </table:table-cell>
          <table:table-cell table:style-name="ce118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 9cf99cc —hard</text:p>
          </table:table-cell>
          <table:table-cell table:style-name="ce118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АНАЛИЗ</text:p>
          </table:table-cell>
          <table:table-cell table:style-name="ce117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log —oneline</text:p>
          </table:table-cell>
          <table:table-cell table:style-name="ce104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status <text:s/></text:p>
          </table:table-cell>
          <table:table-cell table:style-name="ce118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3">
          <table:table-cell table:style-name="ce104" office:value-type="string" calcext:value-type="string">
            <text:p>git <text:span text:style-name="T322">diff</text:span> --stat --cached<text:span text:style-name="T323"> origin/master</text:span></text:p>
          </table:table-cell>
          <table:table-cell table:style-name="ce118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329">git </text:span><text:span text:style-name="T330">remote</text:span><text:span text:style-name="T331"> </text:span><text:span text:style-name="T332">show </text:span><text:span text:style-name="T333">origin</text:span></text:p>
          </table:table-cell>
          <table:table-cell table:style-name="ce118" office:value-type="string" calcext:value-type="string">
            <text:p><text:span text:style-name="T344">то же самое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mote -v</text:p>
          </table:table-cell>
          <table:table-cell table:style-name="ce118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et remote.origin.url</text:p>
          </table:table-cell>
          <table:table-cell table:style-name="ce118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log —pretty=oneline</text:p>
          </table:table-cell>
          <table:table-cell table:style-name="ce118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git tag</text:p>
          </table:table-cell>
          <table:table-cell table:style-name="ce104" office:value-type="string" calcext:value-type="string">
            <text:p><text:span text:style-name="T343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НАСТРОЙКИ ПОДКЛЮЧЕНИЯ</text:p>
          </table:table-cell>
          <table:table-cell table:style-name="ce115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name <text:span text:style-name="T334">"AntAlMakarov"</text:span></text:p>
          </table:table-cell>
          <table:table-cell table:style-name="ce104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password "your password"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35">git config --global user.email </text:span><text:span text:style-name="T336">"</text:span>AntAlMakarov@greenatom.ru<text:span text:style-name="T337">"</text:span></text:p>
          </table:table-cell>
          <table:table-cell table:style-name="ce104" office:value-type="string" calcext:value-type="string">
            <text:p><text:span text:style-name="T344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338">git </text:span><text:span text:style-name="T339">remote </text:span><text:span text:style-name="T340">add</text:span><text:span text:style-name="T341"> </text:span><text:span text:style-name="T340">origin</text:span><text:span text:style-name="T342"> </text:span>https://gitlab.com/dev/name_repo<text:span text:style-name="T343">/</text:span></text:p>
          </table:table-cell>
          <table:table-cell table:style-name="ce104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344">git remote add origin </text:span>https://github.com/Antohnio123/Antohnio.git</text:p>
          </table:table-cell>
          <table:table-cell table:style-name="ce104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345">remote </text:span><text:span text:style-name="T346">set-url</text:span><text:span text:style-name="T347"> </text:span><text:span text:style-name="T346">origin</text:span><text:span text:style-name="T347"> </text:span>new.git.url/here</text:p>
          </table:table-cell>
          <table:table-cell table:style-name="ce104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6">
          <table:table-cell table:style-name="ce104" office:value-type="string" calcext:value-type="string">
            <text:p><text:span text:style-name="T312">git remote set-url origin https://&lt;MYNAME&gt;</text:span>:&lt;MYTOKEN&gt;@github.com/scuzzlebuzzle/ol3-1.git</text:p>
          </table:table-cell>
          <table:table-cell table:style-name="ce104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8">
          <table:table-cell table:style-name="ce120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120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344">git remote add aanikin </text:span>https://github.com/aanikin/Python</text:p>
          </table:table-cell>
          <table:table-cell table:style-name="ce104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git config --global credential.helper store</text:p>
          </table:table-cell>
          <table:table-cell table:style-name="ce104" office:value-type="string" calcext:value-type="string">
            <text:p><text:span text:style-name="T65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--unset credential.helper</text:p>
          </table:table-cell>
          <table:table-cell table:style-name="ce104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 ~/.git-credentials</text:p>
          </table:table-cell>
          <table:table-cell table:style-name="ce104" office:value-type="string" calcext:value-type="string">
            <text:p>то же самое, 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ВЕТКИ: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21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git checkout -b admin</text:p>
          </table:table-cell>
          <table:table-cell table:style-name="ce104" office:value-type="string" calcext:value-type="string">
            <text:p><text:span text:style-name="T343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git checkout forum</text:p>
          </table:table-cell>
          <table:table-cell table:style-name="ce118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heckout 2a36c1b</text:p>
          </table:table-cell>
          <table:table-cell table:style-name="ce118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merge forum</text:p>
          </table:table-cell>
          <table:table-cell table:style-name="ce118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3">
          <table:table-cell table:style-name="ce118" office:value-type="string" calcext:value-type="string">
            <text:p>git branch --set-upstream-to=master tocheck</text:p>
          </table:table-cell>
          <table:table-cell table:style-name="ce118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7">
          <table:table-cell table:style-name="ce118" office:value-type="string" calcext:value-type="string">
            <text:p>$ git checkout &lt;feature&gt;</text:p>
            <text:p>$ git <text:span text:style-name="T308">merge</text:span> master</text:p>
            <text:p>(or)</text:p>
            <text:p>$ git <text:span text:style-name="T308">merge</text:span> master &lt;feature&gt;</text:p>
          </table:table-cell>
          <table:table-cell table:style-name="ce118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1">
          <table:table-cell table:style-name="ce118" office:value-type="string" calcext:value-type="string">
            <text:p>git checkout &lt;feature&gt;</text:p>
            <text:p>git <text:span text:style-name="T348">rebase</text:span> -i master</text:p>
          </table:table-cell>
          <table:table-cell table:style-name="ce118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3">
          <table:table-cell table:style-name="ce118" office:value-type="string" calcext:value-type="string">
            <text:p>git <text:span text:style-name="T349">stash</text:span></text:p>
          </table:table-cell>
          <table:table-cell table:style-name="ce118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349">stash</text:span> save "Какое-нибудь сообщение"</text:p>
          </table:table-cell>
          <table:table-cell table:style-name="ce118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3">
          <table:table-cell table:style-name="ce118" office:value-type="string" calcext:value-type="string">
            <text:p>git <text:span text:style-name="T349">stash</text:span> save <text:span text:style-name="T350">-u</text:span></text:p>
          </table:table-cell>
          <table:table-cell table:style-name="ce118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349">stash</text:span> list</text:p>
          </table:table-cell>
          <table:table-cell table:style-name="ce118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3">
          <table:table-cell table:style-name="ce118" office:value-type="string" calcext:value-type="string">
            <text:p>git <text:span text:style-name="T349">push -d</text:span> origin &lt;branch_name&gt;</text:p>
          </table:table-cell>
          <table:table-cell table:style-name="ce118" office:value-type="string" calcext:value-type="string">
            <text:p><text:span text:style-name="T65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branch -d &lt;имя ветки&gt;</text:p>
          </table:table-cell>
          <table:table-cell table:style-name="ce118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<text:span text:style-name="T351">stash</text:span> <text:span text:style-name="T352">clear</text:span></text:p>
          </table:table-cell>
          <table:table-cell table:style-name="ce118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git <text:span text:style-name="T349">stash</text:span></text:p>
            <text:p>git checkout branch123</text:p>
            <text:p>git <text:span text:style-name="T349">stash apply</text:span></text:p>
          </table:table-cell>
          <table:table-cell table:style-name="ce118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oldname&gt; &lt;newname&gt;</text:p>
          </table:table-cell>
          <table:table-cell table:style-name="ce118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lobal alias.rename 'branch -m'</text:p>
          </table:table-cell>
          <table:table-cell table:style-name="ce118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3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3">
          <table:table-cell table:style-name="ce123" office:value-type="string" calcext:value-type="string">
            <text:p>ВЕТКИ в Gitlab - правильное создание issue и их мерджевание</text:p>
          </table:table-cell>
          <table:table-cell table:style-name="ce123"/>
          <table:table-cell table:number-columns-repeated="1022"/>
        </table:table-row>
        <table:table-row table:style-name="ro12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18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18">
          <table:table-cell table:style-name="ce118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18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4" office:value-type="string" calcext:value-type="string">
            <text:p>Мердж / <text:s/>Пул реквест</text:p>
          </table:table-cell>
          <table:table-cell table:style-name="ce124"/>
          <table:table-cell table:style-name="ce132" table:number-columns-repeated="62"/>
          <table:table-cell table:style-name="ce134" table:number-columns-repeated="960"/>
        </table:table-row>
        <table:table-row table:style-name="ro13">
          <table:table-cell table:style-name="ce118" office:value-type="string" calcext:value-type="string">
            <text:p>git checkout aq</text:p>
            <text:p>git rebase master</text:p>
          </table:table-cell>
          <table:table-cell table:style-name="ce118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3">
          <table:table-cell table:style-name="ce118" office:value-type="string" calcext:value-type="string">
            <text:p>git checkout aq</text:p>
            <text:p>git merge origin/master</text:p>
          </table:table-cell>
          <table:table-cell table:style-name="ce118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Ошибки</text:p>
          </table:table-cell>
          <table:table-cell table:style-name="ce125"/>
          <table:table-cell table:number-columns-repeated="1022"/>
        </table:table-row>
        <table:table-row table:style-name="ro13">
          <table:table-cell table:style-name="ce118" office:value-type="string" calcext:value-type="string">
            <text:p>! [remote rejected] dt_api -&gt; dt_api (pre-receive hook declined)</text:p>
          </table:table-cell>
          <table:table-cell table:style-name="ce118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18"/>
          <table:table-cell table:style-name="ce104"/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SSH-key</text:p>
          </table:table-cell>
          <table:table-cell table:style-name="ce117"/>
          <table:table-cell table:number-columns-repeated="1022"/>
        </table:table-row>
        <table:table-row table:style-name="ro19">
          <table:table-cell table:style-name="ce127" office:value-type="string" calcext:value-type="string" table:number-columns-spanned="2" table:number-rows-spanned="1">
            <text:p><text:span text:style-name="T343">Open a terminal on Linux or macOS, or Git Bash / WSL on Windows.</text:span></text:p>
            <text:p><text:span text:style-name="T343">Generate a new ED25519 SSH key pair:</text:span></text:p>
            <text:p><text:span text:style-name="T343">ssh-keygen -t ed25519 -C "email@example.com"</text:span></text:p>
            <text:p/>
            <text:p><text:span text:style-name="T343">Or, if you want to use RSA:</text:span></text:p>
            <text:p><text:span text:style-name="T343">ssh-keygen -t rsa -b 4096 -C "email@example.com"</text:span></text:p>
            <text:p/>
            <text:p><text:span text:style-name="T343">It will generate the key in =&gt; C:\Users\yourname.ssh directory.</text:span></text:p>
            <text:p><text:span text:style-name="T343">Copy the public key and paste in the gitlab location.</text:span></text:p>
            <text:p/>
            <text:p><text:span text:style-name="T343">ssh-agent $(ssh-add C:\Users\youname\.ssh\id_rsa; git clone </text:span>git@gitlab.com<text:span text:style-name="T343">:xyz/SpringBootStarter.git)</text:span></text:p>
          </table:table-cell>
          <table:covered-table-cell/>
          <table:table-cell table:number-columns-repeated="1022"/>
        </table:table-row>
        <table:table-row table:style-name="ro13">
          <table:table-cell table:style-name="ce118" office:value-type="string" calcext:value-type="string">
            <text:p>В Винде надо удалить старый пароль и логин в Windows Credentials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8" office:value-type="string" calcext:value-type="string">
            <text:p>.gitignore</text:p>
          </table:table-cell>
          <table:table-cell table:style-name="ce126"/>
          <table:table-cell table:number-columns-repeated="1022"/>
        </table:table-row>
        <table:table-row table:style-name="ro13">
          <table:table-cell table:style-name="ce118" office:value-type="string" calcext:value-type="string">
            <text:p>.gitignore</text:p>
          </table:table-cell>
          <table:table-cell table:style-name="ce118" office:value-type="string" calcext:value-type="string">
            <text:p><text:span text:style-name="T34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0">
          <table:table-cell table:style-name="ce118" office:value-type="string" calcext:value-type="string">
            <text:p>/</text:p>
          </table:table-cell>
          <table:table-cell table:style-name="ce104" office:value-type="string" calcext:value-type="string">
            <text:p><text:span text:style-name="T343">Если шаблон начинается со слеша, то он соответствует файлам и каталогам только в корне хранилища. ???</text:span></text:p>
            <text:p/>
            <text:p><text:span text:style-name="T371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*</text:p>
          </table:table-cell>
          <table:table-cell table:style-name="ce118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3">
          <table:table-cell table:style-name="ce129" office:value-type="string" calcext:value-type="string">
            <text:p>**</text:p>
          </table:table-cell>
          <table:table-cell table:style-name="ce118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?</text:p>
          </table:table-cell>
          <table:table-cell table:style-name="ce118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[…]</text:p>
          </table:table-cell>
          <table:table-cell table:style-name="ce118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1">
          <table:table-cell table:style-name="ce118" office:value-type="string" calcext:value-type="string">
            <text:p>*.[oa]</text:p>
          </table:table-cell>
          <table:table-cell table:style-name="ce104" office:value-type="string" calcext:value-type="string">
            <text:p><text:span text:style-name="T343">file.o</text:span></text:p>
            <text:p><text:span text:style-name="T343">file.a</text:span></text:p>
            <text:p><text:span text:style-name="T343">dsfgfdg.o</text:span></text:p>
            <text:p/>
          </table:table-cell>
          <table:table-cell table:number-columns-repeated="1022"/>
        </table:table-row>
        <table:table-row table:style-name="ro22">
          <table:table-cell table:style-name="ce118" office:value-type="string" calcext:value-type="string">
            <text:p>*.[!oa]</text:p>
          </table:table-cell>
          <table:table-cell table:style-name="ce104" office:value-type="string" calcext:value-type="string">
            <text:p><text:span text:style-name="T343">Если первым знаком стоит восклицательный, он зачит отрицание - любой символ КРОМЕ указанных в скобках</text:span></text:p>
            <text:p><text:span text:style-name="T343">file.s</text:span></text:p>
            <text:p><text:span text:style-name="T343">file.1</text:span></text:p>
            <text:p><text:span text:style-name="T343">file.0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4">
          <table:table-cell table:style-name="ce104" office:value-type="string" calcext:value-type="string">
            <text:p><text:span text:style-name="T343">!.gitignore</text:span></text:p>
            <text:p><text:span text:style-name="T343">!script.pl</text:span></text:p>
            <text:p><text:span text:style-name="T343">!template.latex</text:span></text:p>
          </table:table-cell>
          <table:table-cell table:style-name="ce118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!*/</text:p>
          </table:table-cell>
          <table:table-cell table:style-name="ce104" office:value-type="string" calcext:value-type="string">
            <text:p><text:span text:style-name="T343">...even if they are in subdirectories</text:span></text:p>
            <text:p/>
          </table:table-cell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343">!*/a/b/file1.txt</text:span></text:p>
            <text:p><text:span text:style-name="T343">!*/a/b/c/*</text:span></text:p>
          </table:table-cell>
          <table:table-cell table:style-name="ce104" office:value-type="string" calcext:value-type="string">
            <text:p><text:span text:style-name="T343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4">
          <table:table-cell table:style-name="ce104" office:value-type="string" calcext:value-type="string">
            <text:p><text:span text:style-name="T343">/files/data.zip</text:span></text:p>
            <text:p><text:span text:style-name="T343">/server.log</text:span></text:p>
            <text:p><text:span text:style-name="T343">/uploads/users/data/info.xls</text:span></text:p>
          </table:table-cell>
          <table:table-cell table:style-name="ce104" office:value-type="string" calcext:value-type="string">
            <text:p><text:span text:style-name="T343">Конкретные файлы</text:span></text:p>
            <text:p/>
          </table:table-cell>
          <table:table-cell table:number-columns-repeated="1022"/>
        </table:table-row>
        <table:table-row table:style-name="ro23">
          <table:table-cell table:style-name="ce104" office:value-type="string" calcext:value-type="string">
            <text:p><text:span text:style-name="T343">*.zip</text:span></text:p>
            <text:p><text:span text:style-name="T343">*.log</text:span></text:p>
            <text:p><text:span text:style-name="T343">*.pdf</text:span></text:p>
            <text:p><text:span text:style-name="T343">*.xls</text:span></text:p>
          </table:table-cell>
          <table:table-cell table:style-name="ce104" office:value-type="string" calcext:value-type="string">
            <text:p><text:span text:style-name="T343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config.php</text:p>
          </table:table-cell>
          <table:table-cell table:style-name="ce104" office:value-type="string" calcext:value-type="string">
            <text:p><text:span text:style-name="T372">Игнорирование конкретного файла </text:span><text:span text:style-name="T373">ТОЛЬКО в корне проекта</text:span></text:p>
            <text:p><text:span text:style-name="T371">(корнём считается расположение файла .gitignore)</text:span></text:p>
            <text:p><text:span text:style-name="T371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/params/config.php</text:p>
          </table:table-cell>
          <table:table-cell table:style-name="ce104" office:value-type="string" calcext:value-type="string">
            <text:p><text:span text:style-name="T343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3">
          <table:table-cell table:style-name="ce118" office:value-type="string" calcext:value-type="string">
            <text:p>/images/*</text:p>
          </table:table-cell>
          <table:table-cell table:style-name="ce104" office:value-type="string" calcext:value-type="string">
            <text:p><text:span text:style-name="T374">Игнорирование всех файлов и папок ТОЛЬКО в конкретной директории </text:span><text:span text:style-name="T375">корень/</text:span><text:span text:style-name="T376">images</text:span></text:p>
            <text:p><text:span text:style-name="T343">(включая поддиректории и файлы в них)</text:span></text:p>
            <text:p><text:span text:style-name="T343">Например /images/user.jpg, /images/company/logo.png</text:span></text:p>
            <text:p><text:span text:style-name="T343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3">
          <table:table-cell table:style-name="ce118" office:value-type="string" calcext:value-type="string">
            <text:p>/private/*.html</text:p>
          </table:table-cell>
          <table:table-cell table:style-name="ce104" office:value-type="string" calcext:value-type="string">
            <text:p><text:span text:style-name="T343">Игнорирование ВСЕХ html-файлов в ОДНОЙ КОНКРЕТНОЙ директории(НЕ ВКЛЮЧАЯ поддиректории)</text:span></text:p>
            <text:p><text:span text:style-name="T343"># Например /private/index.html</text:span></text:p>
            <text:p><text:span text:style-name="T343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3">
          <table:table-cell table:style-name="ce118" office:value-type="string" calcext:value-type="string">
            <text:p>/private/**/*.html</text:p>
          </table:table-cell>
          <table:table-cell table:style-name="ce104" office:value-type="string" calcext:value-type="string">
            <text:p><text:span text:style-name="T343">Игнорирование ВСЕХ html-файлов в КОНКРЕТНОЙ директории ВКЛЮЧАЯ поддиректории</text:span></text:p>
            <text:p><text:span text:style-name="T343"># Например /private/info.html, /private/users/ivan/info.html</text:span></text:p>
          </table:table-cell>
          <table:table-cell table:number-columns-repeated="1022"/>
        </table:table-row>
        <table:table-row table:style-name="ro14">
          <table:table-cell table:style-name="ce104" office:value-type="string" calcext:value-type="string">
            <text:p><text:span text:style-name="T343">/secret/*</text:span></text:p>
            <text:p><text:span text:style-name="T343">!/secret/free.txt</text:span></text:p>
          </table:table-cell>
          <table:table-cell table:style-name="ce104" office:value-type="string" calcext:value-type="string">
            <text:p><text:span text:style-name="T343">Исключение из игнорирования</text:span></text:p>
            <text:p><text:span text:style-name="T343"># Игнорирование ВСЕХ файлов и папок внутри директории /secret,</text:span></text:p>
            <text:p><text:span text:style-name="T343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344">\!readme!.txt</text:span></text:p>
          </table:table-cell>
          <table:table-cell table:style-name="ce118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/images/h?/*.jp?g</text:p>
          </table:table-cell>
          <table:table-cell table:style-name="ce104" office:value-type="string" calcext:value-type="string">
            <text:p><text:span text:style-name="T343">Игнорирование всех JPG и JPEG файлов внутри директорий,</text:span></text:p>
            <text:p><text:span text:style-name="T343">которые начинаются на "h" и МОГУТ содержать ещё один символ после</text:span></text:p>
            <text:p><text:span text:style-name="T343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CI/CD</text:p>
          </table:table-cell>
          <table:table-cell table:style-name="ce126"/>
          <table:table-cell table:number-columns-repeated="1022"/>
        </table:table-row>
        <table:table-row table:style-name="ro13">
          <table:table-cell table:style-name="ce118" office:value-type="string" calcext:value-type="string">
            <text:p>https://youtu.be/jkwJCR0rqDc</text:p>
            <text:p/>
          </table:table-cell>
          <table:table-cell table:style-name="ce118" office:value-type="string" calcext:value-type="string">
            <text:p>Доки</text:p>
          </table:table-cell>
          <table:table-cell table:number-columns-repeated="1022"/>
        </table:table-row>
        <table:table-row table:style-name="ro13">
          <table:table-cell table:style-name="ce118" office:value-type="string" calcext:value-type="string">
            <text:p>https://docs.gitlab.com/ee/ci/yaml/</text:p>
            <text:p/>
          </table:table-cell>
          <table:table-cell table:style-name="ce118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8">
          <table:table-cell table:style-name="ce130" office:value-type="string" calcext:value-type="string">
            <text:p>https://docs.gitlab.com/ee/ci/variables/predefined_variables.html</text:p>
            <text:p/>
          </table:table-cell>
          <table:table-cell table:style-name="ce118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30"/>
          <table:table-cell table:style-name="ce118"/>
          <table:table-cell table:number-columns-repeated="1022"/>
        </table:table-row>
        <table:table-row table:style-name="ro9">
          <table:table-cell table:style-name="ce104" office:value-type="string" calcext:value-type="string">
            <text:p>image: docker:stableservices: <text:s/>- docker:dind <text:s/>stages: <text:s/>- pre-build <text:s/>- build</text:p>
          </table:table-cell>
          <table:table-cell table:style-name="ce104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2">
          <table:table-cell table:style-name="ce104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104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4">
          <table:table-cell table:style-name="ce104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104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104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104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</text:p>
          </table:table-cell>
          <table:table-cell table:style-name="ce104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_IMAGE</text:p>
          </table:table-cell>
          <table:table-cell table:style-name="ce118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COMMIT_REF_NAME</text:p>
          </table:table-cell>
          <table:table-cell table:style-name="ce118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5">
          <table:table-cell table:style-name="ce104" office:value-type="string" calcext:value-type="string">
            <text:p><text:span text:style-name="T353">$CI_COMMIT_REF_SLUG</text:span></text:p>
          </table:table-cell>
          <table:table-cell table:style-name="ce104" office:value-type="string" calcext:value-type="string">
            <text:p><text:span text:style-name="T343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3">
          <table:table-cell table:style-name="ce131" office:value-type="string" calcext:value-type="string">
            <text:p><text:span text:style-name="T354">$CI_JOB_TOKEN</text:span></text:p>
          </table:table-cell>
          <table:table-cell table:style-name="ce118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JOB_STAGE</text:p>
          </table:table-cell>
          <table:table-cell table:style-name="ce118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55">- </text:span><text:span text:style-name="T356">echo</text:span><text:span text:style-name="T357"> "$CI_JOB_STAGE"</text:span></text:p>
          </table:table-cell>
          <table:table-cell table:style-name="ce118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6">
          <table:table-cell table:style-name="ce104" office:value-type="string" calcext:value-type="string">
            <text:p><text:span text:style-name="T358">.deploy_common:</text:span></text:p>
            <text:p><text:span text:style-name="T359"># common config HERE</text:span></text:p>
            <text:p/>
            <text:p><text:span text:style-name="T360">deploy_master_CD</text:span><text:span text:style-name="T361">:</text:span></text:p>
            <text:p><text:span text:style-name="T360">extends</text:span><text:span text:style-name="T361">: .deploy_common</text:span></text:p>
            <text:p><text:span text:style-name="T360">only</text:span><text:span text:style-name="T361">:</text:span></text:p>
            <text:p><text:span text:style-name="T360">refs</text:span><text:span text:style-name="T361">:</text:span></text:p>
            <text:p><text:span text:style-name="T362">- master</text:span></text:p>
            <text:p/>
            <text:p><text:span text:style-name="T360">deploy_manual</text:span><text:span text:style-name="T361">:</text:span></text:p>
            <text:p><text:span text:style-name="T360">extends</text:span><text:span text:style-name="T361">: .deploy_common</text:span></text:p>
            <text:p><text:span text:style-name="T360">when</text:span><text:span text:style-name="T361">: manual</text:span></text:p>
          </table:table-cell>
          <table:table-cell table:style-name="ce104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3">
          <table:table-cell table:style-name="ce104" office:value-type="string" calcext:value-type="string">
            <text:p><text:span text:style-name="T360">deploy</text:span><text:span text:style-name="T361">:</text:span></text:p>
            <text:p><text:span text:style-name="T360">rules</text:span><text:span text:style-name="T361">:</text:span></text:p>
            <text:p><text:span text:style-name="T363">- </text:span><text:span text:style-name="T364">if</text:span><text:span text:style-name="T365">: '$CI_COMMIT_REF_NAME == "master"'</text:span></text:p>
            <text:p><text:span text:style-name="T363">- </text:span><text:span text:style-name="T364">when</text:span><text:span text:style-name="T365">: manual</text:span></text:p>
          </table:table-cell>
          <table:table-cell table:style-name="ce118" office:value-type="string" calcext:value-type="string">
            <text:p><text:span text:style-name="T325">УСЛОВИЯ запуска лучше ставить через </text:span><text:span text:style-name="T377">rules</text:span><text:span text:style-name="T378">, НЕ через only/except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7" table:number-columns-repeated="2"/>
          <table:table-cell table:number-columns-repeated="1022"/>
        </table:table-row>
        <table:table-row table:style-name="ro1" table:number-rows-repeated="26">
          <table:table-cell table:style-name="ce104" table:number-columns-repeated="2"/>
          <table:table-cell table:number-columns-repeated="1022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113"/>
        <table:table-column table:style-name="co8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27">
          <table:table-cell table:style-name="ce135" office:value-type="string" calcext:value-type="string">
            <text:p>https://habr.com/ru/post/310460</text:p>
            <text:p/>
          </table:table-cell>
          <table:table-cell table:style-name="ce135" office:value-type="string" calcext:value-type="string">
            <text:p><text:span text:style-name="T530">отличное пособие</text:span>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8">
          <table:table-cell table:style-name="ce137"/>
          <table:table-cell table:style-name="ce141" office:value-type="string" calcext:value-type="string">
            <text:p><text:span text:style-name="T531">Docker Desktop</text:span> разворачивает приложения по умолчанию на адресе localhost</text:p>
            <text:p><text:span text:style-name="T531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37" office:value-type="string" calcext:value-type="string">
            <text:p/>
            <text:p>winpty docker exec -it //bin//sh</text:p>
          </table:table-cell>
          <table:table-cell table:style-name="ce13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8">
          <table:table-cell table:style-name="ce138" office:value-type="string" calcext:value-type="string">
            <text:p>sudo groupadd docker</text:p>
            <text:p/>
            <text:p><text:span text:style-name="T379">sudo gpasswd -a $USER docker</text:span></text:p>
          </table:table-cell>
          <table:table-cell table:style-name="ce141" office:value-type="string" calcext:value-type="string">
            <text:p><text:span text:style-name="T532">To run docker without sudo:</text:span></text:p>
            <text:p><text:span text:style-name="T532">Add the docker group if it doesn't already exist.</text:span></text:p>
            <text:p><text:span text:style-name="T532">Add the connected user "$USER" to the docker group.</text:span></text:p>
            <text:p/>
            <text:p><text:span text:style-name="T532">Change the user name to match your preferred user if you do not want to use your current user:</text:span></text:p>
            <text:p/>
            <text:p><text:span text:style-name="T533">Either do a </text:span><text:span text:style-name="T534">newgrp docker</text:span><text:span text:style-name="T535"> or log out/in to activate the changes to groups.</text:span></text:p>
            <text:p><text:span text:style-name="T532">You can use</text:span></text:p>
            <text:p><text:span text:style-name="T379">docker run hello-world</text:span></text:p>
            <text:p><text:span text:style-name="T532">to check if you can run docker without sudo.</text:span></text:p>
            <text:p><text:span text:style-name="T379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39" office:value-type="string" calcext:value-type="string">
            <text:p>Анализ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0" office:value-type="string" calcext:value-type="string">
            <text:p>docker <text:span text:style-name="T313">ps</text:span></text:p>
          </table:table-cell>
          <table:table-cell table:style-name="ce104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80">docker ps --all</text:span></text:p>
          </table:table-cell>
          <table:table-cell table:style-name="ce104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ps -a</text:p>
          </table:table-cell>
          <table:table-cell table:style-name="ce104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381">docker ps</text:span><text:span text:style-name="T382"> </text:span><text:span text:style-name="T383">-a -q</text:span></text:p>
          </table:table-cell>
          <table:table-cell table:style-name="ce104" office:value-type="string" calcext:value-type="string">
            <text:p><text:span text:style-name="T536">увидеть </text:span><text:span text:style-name="T383">только ID всех</text:span><text:span text:style-name="T382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81">docker</text:span><text:span text:style-name="T382"> </text:span><text:span text:style-name="T383">images</text:span></text:p>
          </table:table-cell>
          <table:table-cell table:style-name="ce104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84">docker logs</text:span><text:span text:style-name="T382"> </text:span><text:span text:style-name="T385">&lt;container ID&gt;</text:span></text:p>
          </table:table-cell>
          <table:table-cell table:style-name="ce104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386">docker </text:span><text:span text:style-name="T387">run</text:span><text:span text:style-name="T388"> -it </text:span><text:span text:style-name="T389">&lt;image name or ID&gt; </text:span><text:span text:style-name="T387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390">docker </text:span><text:span text:style-name="T391">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<text:span text:style-name="T308">search</text:span> tomcat</text:p>
          </table:table-cell>
          <table:table-cell table:style-name="ce104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39" office:value-type="string" calcext:value-type="string">
            <text:p>ТЭГИ</text:p>
          </table:table-cell>
          <table:table-cell table:style-name="ce139"/>
          <table:table-cell table:number-columns-repeated="1022"/>
        </table:table-row>
        <table:table-row table:style-name="ro29">
          <table:table-cell table:style-name="ce104"/>
          <table:table-cell table:style-name="ce104" office:value-type="string" calcext:value-type="string">
            <text:p><text:span text:style-name="T313">Создают доп. ссылку на имадж.</text:span></text:p>
            <text:p><text:span text:style-name="T313">Старая ссылка, если была, то остается, и получается 2 ссылки на 1 имадж.</text:span></text:p>
            <text:p><text:span text:style-name="T31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docker <text:span text:style-name="T308">tag</text:span> <text:span text:style-name="T392">0e5574283393</text:span> <text:span text:style-name="T334">fedora</text:span>/<text:span text:style-name="T334">httpd</text:span>:<text:span text:style-name="T393">version1.0</text:span></text:p>
          </table:table-cell>
          <table:table-cell table:style-name="ce104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tag httpd:test fedora/httpd:version1.0.test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Построение образ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3" office:value-type="string" calcext:value-type="string">
            <text:p>docker build .</text:p>
          </table:table-cell>
          <table:table-cell table:style-name="ce104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0">
          <table:table-cell table:style-name="ce104" office:value-type="string" calcext:value-type="string">
            <text:p><text:span text:style-name="T394">docker build</text:span> <text:span text:style-name="T395">-t </text:span><text:span text:style-name="T396">&lt;имя имаджа&gt;</text:span>:<text:span text:style-name="T334">&lt;тэг&gt;</text:span> . <text:span text:style-name="T308">--no-cache</text:span></text:p>
          </table:table-cell>
          <table:table-cell table:style-name="ce106" office:value-type="string" calcext:value-type="string">
            <text:p>остроить имадж <text:span text:style-name="T537">с указанием имени и тэга</text:span>, <text:span text:style-name="T538">не используя кэш</text:span>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397">docker build </text:span><text:span text:style-name="T398">-f Dockerfile</text:span><text:span text:style-name="T399"> -t </text:span><text:span text:style-name="T400">&lt;имя имаджа&gt;</text:span><text:span text:style-name="T401">:&lt;тэг&gt; </text:span><text:span text:style-name="T399">.</text:span></text:p>
          </table:table-cell>
          <table:table-cell table:style-name="ce104" office:value-type="string" calcext:value-type="string">
            <text:p><text:span text:style-name="T472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1">
          <table:table-cell table:style-name="ce141" office:value-type="string" calcext:value-type="string">
            <text:p><text:span text:style-name="T402">docker build -t </text:span><text:span text:style-name="T403">&lt;DockerHub account name&gt;</text:span><text:span text:style-name="T404">/</text:span><text:span text:style-name="T405">&lt;New Image name&gt;</text:span><text:span text:style-name="T406">:</text:span><text:span text:style-name="T407">&lt;Tag of version&gt;</text:span><text:span text:style-name="T404"> .</text:span></text:p>
          </table:table-cell>
          <table:table-cell table:style-name="ce104" office:value-type="string" calcext:value-type="string">
            <text:p><text:span text:style-name="T472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t</text:p>
          </table:table-cell>
          <table:table-cell table:style-name="ce104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p</text:p>
          </table:table-cell>
          <table:table-cell table:style-name="ce104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<text:span text:style-name="T536">запускает образ в </text:span><text:span text:style-name="T539">detached режиме (</text:span><text:span text:style-name="T382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--no-cache</text:p>
          </table:table-cell>
          <table:table-cell table:style-name="ce104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104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408">docker run -it </text:span><text:span text:style-name="T409">&lt;image name or ID&gt; </text:span><text:span text:style-name="T410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Запуск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44" office:value-type="string" calcext:value-type="string">
            <text:p>run <text:span text:style-name="T411">= docker create + docker start</text:span></text:p>
          </table:table-cell>
          <table:table-cell table:style-name="ce104"/>
          <table:table-cell table:number-columns-repeated="1022"/>
        </table:table-row>
        <table:table-row table:style-name="ro8">
          <table:table-cell table:style-name="ce141" office:value-type="string" calcext:value-type="string">
            <text:p><text:span text:style-name="T412">docker run </text:span><text:span text:style-name="T413">&lt;имя имаджа&gt;</text:span></text:p>
          </table:table-cell>
          <table:table-cell table:style-name="ce104" office:value-type="string" calcext:value-type="string">
            <text:p><text:span text:style-name="T472">запустить контейнер,</text:span></text:p>
            <text:p><text:span text:style-name="T472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414">docker run</text:span><text:span text:style-name="T415"> </text:span><text:span text:style-name="T416">&lt;имя имаджа&gt; </text:span><text:span text:style-name="T415">command</text:span></text:p>
          </table:table-cell>
          <table:table-cell table:style-name="ce13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417">docker run</text:span><text:span text:style-name="T406"> </text:span><text:span text:style-name="T418">--name</text:span><text:span text:style-name="T406"> </text:span><text:span text:style-name="T419">&lt;имя контейнера&gt;</text:span><text:span text:style-name="T406"> </text:span><text:span text:style-name="T420">&lt;имя имаджа&gt;</text:span></text:p>
          </table:table-cell>
          <table:table-cell table:style-name="ce104" office:value-type="string" calcext:value-type="string">
            <text:p><text:span text:style-name="T540">создать и запустить контейнер, указав ему </text:span><text:span text:style-name="T541">ИМЯ</text:span></text:p>
          </table:table-cell>
          <table:table-cell table:number-columns-repeated="1022"/>
        </table:table-row>
        <table:table-row table:style-name="ro4">
          <table:table-cell table:style-name="ce145" office:value-type="string" calcext:value-type="string">
            <text:p><text:span text:style-name="T421">docker </text:span><text:span text:style-name="T422">run --name </text:span><text:span text:style-name="T423">&lt;имя контейнера&gt;</text:span><text:span text:style-name="T424"> </text:span><text:span text:style-name="T425">-d</text:span><text:span text:style-name="T426"> </text:span><text:span text:style-name="T427">&lt;имя имаджа&gt;</text:span></text:p>
          </table:table-cell>
          <table:table-cell table:style-name="ce154" office:value-type="string" calcext:value-type="string">
            <text:p>создать и запустить контейнер <text:span text:style-name="T542">фоном, ДЕМОНОМ</text:span><text:span text:style-name="T543">.</text:span>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154"/>
          <table:table-cell table:number-columns-repeated="1022"/>
        </table:table-row>
        <table:table-row table:style-name="ro4">
          <table:table-cell table:style-name="ce146" office:value-type="string" calcext:value-type="string">
            <text:p><text:span text:style-name="T428">start </text:span><text:span text:style-name="T429">&lt;container ID&gt;</text:span></text:p>
          </table:table-cell>
          <table:table-cell table:style-name="ce13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408">docker start</text:span><text:span text:style-name="T410"> </text:span><text:span text:style-name="T430">225824d4f37c</text:span></text:p>
          </table:table-cell>
          <table:table-cell table:style-name="ce13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1">
          <table:table-cell table:style-name="ce141" office:value-type="string" calcext:value-type="string">
            <text:p><text:span text:style-name="T386">docker start</text:span><text:span text:style-name="T431"> </text:span><text:span text:style-name="T432">-a</text:span><text:span text:style-name="T431"> </text:span><text:span text:style-name="T433">225824d4f37c</text:span></text:p>
          </table:table-cell>
          <table:table-cell table:style-name="ce141" office:value-type="string" calcext:value-type="string">
            <text:p><text:span text:style-name="T544">start a container with ID 225824d4f37c </text:span><text:span text:style-name="T545">showing</text:span><text:span text:style-name="T410"> its output in terminal</text:span></text:p>
          </table:table-cell>
          <table:table-cell table:number-columns-repeated="1022"/>
        </table:table-row>
        <table:table-row table:style-name="ro4">
          <table:table-cell table:style-name="ce147" office:value-type="string" calcext:value-type="string">
            <text:p><text:span text:style-name="T434">docker </text:span><text:span text:style-name="T435">run</text:span><text:span text:style-name="T436"> </text:span><text:span text:style-name="T437">-it</text:span><text:span text:style-name="T436"> </text:span><text:span text:style-name="T438">-p</text:span><text:span text:style-name="T436"> 1234:8080 </text:span><text:span text:style-name="T439">&lt;имя имаджа&gt;</text:span></text:p>
          </table:table-cell>
          <table:table-cell table:style-name="ce155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8">
          <table:table-cell table:style-name="ce148" office:value-type="string" calcext:value-type="string">
            <text:p><text:span text:style-name="T440">sudo docker</text:span><text:span text:style-name="T441"> </text:span><text:span text:style-name="T440">run</text:span><text:span text:style-name="T441"> </text:span><text:span text:style-name="T442">-it -p</text:span><text:span text:style-name="T441"> 8080:8080 --network=</text:span><text:span text:style-name="T443">"host"</text:span><text:span text:style-name="T441"> </text:span><text:span text:style-name="T440">--name</text:span><text:span text:style-name="T444"> </text:span><text:span text:style-name="T445">&lt;имя контейнера&gt;</text:span><text:span text:style-name="T446"> </text:span><text:span text:style-name="T447">&lt;имя имаджа&gt;</text:span></text:p>
          </table:table-cell>
          <table:table-cell table:style-name="ce156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2">
          <table:table-cell table:style-name="ce149" office:value-type="string" calcext:value-type="string">
            <text:p><text:span text:style-name="T448">docker </text:span><text:span text:style-name="T449">run</text:span><text:span text:style-name="T450"> </text:span><text:span text:style-name="T451">-it</text:span><text:span text:style-name="T450"> </text:span><text:span text:style-name="T452">-p</text:span><text:span text:style-name="T450"> 1234:8080 tomcat</text:span></text:p>
          </table:table-cell>
          <table:table-cell table:style-name="ce142" office:value-type="string" calcext:value-type="string">
            <text:p><text:span text:style-name="T354">запустить Томкат</text:span></text:p>
            <text:p><text:span text:style-name="T546">-it</text:span><text:span text:style-name="T499"> - интерактивно, будем видеть, как он бежит в терминале,</text:span></text:p>
            <text:p><text:span text:style-name="T546">-p</text:span><text:span text:style-name="T499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run -it -p 8888:80 nginx</text:p>
          </table:table-cell>
          <table:table-cell table:style-name="ce142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42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С открытым терминалом внутри контейнера</text:p>
          </table:table-cell>
          <table:table-cell table:style-name="ce150"/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453">docker run </text:span><text:span text:style-name="T454">busybox</text:span><text:span text:style-name="T415"> </text:span><text:span text:style-name="T455">&lt;LINUX COMMAND&gt;</text:span></text:p>
          </table:table-cell>
          <table:table-cell table:style-name="ce141" office:value-type="string" calcext:value-type="string">
            <text:p><text:span text:style-name="T544">контейнер</text:span><text:span text:style-name="T547">, </text:span><text:span text:style-name="T548">позволяющий выполнять комманды Linux</text:span></text:p>
          </table:table-cell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456">docker run </text:span><text:span text:style-name="T457">-it</text:span><text:span text:style-name="T458"> </text:span><text:span text:style-name="T459">busybox</text:span><text:span text:style-name="T458"> </text:span><text:span text:style-name="T460">sh</text:span></text:p>
          </table:table-cell>
          <table:table-cell table:style-name="ce141" office:value-type="string" calcext:value-type="string">
            <text:p><text:span text:style-name="T549">run a container with this window </text:span><text:span text:style-name="T550">connected to STDIN</text:span><text:span text:style-name="T431"> of a container and </text:span><text:span text:style-name="T551">linux terminal opened</text:span><text:span text:style-name="T431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 ПОРТАМИ</text:p>
          </table:table-cell>
          <table:table-cell table:style-name="ce150"/>
          <table:table-cell table:number-columns-repeated="1022"/>
        </table:table-row>
        <table:table-row table:style-name="ro32">
          <table:table-cell table:style-name="ce141" office:value-type="string" calcext:value-type="string">
            <text:p><text:span text:style-name="T461">docker run</text:span><text:span text:style-name="T406"> </text:span><text:span text:style-name="T462">-p</text:span><text:span text:style-name="T406"> </text:span><text:span text:style-name="T462">8080</text:span><text:span text:style-name="T406">:8080 </text:span><text:span text:style-name="T420">&lt;image name or ID&gt;</text:span></text:p>
          </table:table-cell>
          <table:table-cell table:style-name="ce141" office:value-type="string" calcext:value-type="string">
            <text:p><text:span text:style-name="T544">Порты: </text:span><text:span text:style-name="T552">СНАРУЖИ</text:span><text:span text:style-name="T410">:ВНУТРИ.</text:span></text:p>
            <text:p><text:span text:style-name="T544">run a container with </text:span><text:span text:style-name="T553">redirecting incoming fetches</text:span><text:span text:style-name="T410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амоликвидация контейнера</text:p>
          </table:table-cell>
          <table:table-cell table:style-name="ce150"/>
          <table:table-cell table:number-columns-repeated="1022"/>
        </table:table-row>
        <table:table-row table:style-name="ro31">
          <table:table-cell table:style-name="ce141" office:value-type="string" calcext:value-type="string">
            <text:p><text:span text:style-name="T402">docker run --name</text:span><text:span text:style-name="T406"> </text:span><text:span text:style-name="T463">&lt;имя контейнера&gt;</text:span><text:span text:style-name="T406"> </text:span><text:span text:style-name="T464">-d</text:span><text:span text:style-name="T418"> --rm </text:span><text:span text:style-name="T407">&lt;имя имаджа&gt;</text:span></text:p>
          </table:table-cell>
          <table:table-cell table:style-name="ce141" office:value-type="string" calcext:value-type="string">
            <text:p><text:span text:style-name="T554">- создать и запустить контейнер </text:span><text:span text:style-name="T508">фоном</text:span><text:span text:style-name="T495">, </text:span><text:span text:style-name="T528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docker run --rm --name &lt;имя контейнера&gt; -d -p 8080:8080 &lt;имя имаджа&gt;</text:p>
          </table:table-cell>
          <table:table-cell table:style-name="ce141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ВРЕМЕННЫЕ ЗОНЫ</text:p>
          </table:table-cell>
          <table:table-cell table:style-name="ce150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397">docker run --rm --name</text:span><text:span text:style-name="T401"> </text:span><text:span text:style-name="T465">&lt;имя контейнера&gt;</text:span><text:span text:style-name="T401"> -d -p 8080:8080 </text:span><text:span text:style-name="T466">-e TZ=Europe/Moscow</text:span><text:span text:style-name="T401"> &lt;имя имаджа&gt;</text:span></text:p>
          </table:table-cell>
          <table:table-cell table:style-name="ce104" office:value-type="string" calcext:value-type="string">
            <text:p><text:span text:style-name="T472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ХРАНЕНИЕ ДАННЫХ</text:p>
          </table:table-cell>
          <table:table-cell table:style-name="ce139"/>
          <table:table-cell table:number-columns-repeated="1022"/>
        </table:table-row>
        <table:table-row table:style-name="ro3">
          <table:table-cell table:style-name="ce151" office:value-type="string" calcext:value-type="string">
            <text:p><text:span text:style-name="T467">docker run --name</text:span> <text:span text:style-name="T468">&lt;имя контейнера&gt; </text:span>-<text:span text:style-name="T469">d</text:span> -<text:span text:style-name="T470">p</text:span> 8080:8080 -<text:span text:style-name="T471">e</text:span> <text:span text:style-name="T472">TZ</text:span>=<text:span text:style-name="T473">Europe</text:span>/<text:span text:style-name="T474">Moscow</text:span> <text:span text:style-name="T475">-v &lt;абсолютный путь на хостовой машине&gt;: &lt;абсолютный путь внутри контейнера</text:span><text:span text:style-name="T476">&gt; &lt;имя имаджа&gt;</text:span></text:p>
          </table:table-cell>
          <table:table-cell table:style-name="ce104" office:value-type="string" calcext:value-type="string">
            <text:p><text:span text:style-name="T536">монтирование папки для сохранения данных </text:span><text:span text:style-name="T383">внутри контейнера</text:span><text:span text:style-name="T382"> между запусками</text:span></text:p>
          </table:table-cell>
          <table:table-cell table:number-columns-repeated="1022"/>
        </table:table-row>
        <table:table-row table:style-name="ro29">
          <table:table-cell table:style-name="ce141" office:value-type="string" calcext:value-type="string">
            <text:p><text:span text:style-name="T477">docker run -p 3000:3000 </text:span><text:span text:style-name="T457">-v app/node_modules</text:span><text:span text:style-name="T478"> </text:span><text:span text:style-name="T479">-v $(pwd):/app</text:span><text:span text:style-name="T478"> </text:span><text:span text:style-name="T459">&lt;image ID&gt;</text:span></text:p>
          </table:table-cell>
          <table:table-cell table:style-name="ce141" office:value-type="string" calcext:value-type="string">
            <text:p><text:span text:style-name="T555">put a bookmark on a nod modules folder of a container (bookmark means «Don“t touch it, don“t reference, this folder works fine»)</text:span><text:span text:style-name="T410"> and </text:span><text:span text:style-name="T556">make reference of our (PWD — print working directory) workdir folder to a folder inside a container</text:span></text:p>
            <text:p><text:span text:style-name="T354">(we make a volume = refernce)</text:span></text:p>
          </table:table-cell>
          <table:table-cell table:number-columns-repeated="1022"/>
        </table:table-row>
        <table:table-row table:style-name="ro8">
          <table:table-cell table:style-name="ce141" office:value-type="string" calcext:value-type="string">
            <text:p><text:span text:style-name="T480">docker</text:span><text:span text:style-name="T481"> </text:span><text:span text:style-name="T482">run</text:span><text:span text:style-name="T483"> --</text:span><text:span text:style-name="T484">rm</text:span><text:span text:style-name="T485"> -</text:span><text:span text:style-name="T484">d</text:span><text:span text:style-name="T483"> -</text:span><text:span text:style-name="T482">p</text:span><text:span text:style-name="T486"> 27017: 27017 </text:span><text:span text:style-name="T482">mongo</text:span></text:p>
          </table:table-cell>
          <table:table-cell table:style-name="ce141" office:value-type="string" calcext:value-type="string">
            <text:p><text:span text:style-name="T354">запуск контейнера </text:span>Mongo из имаджа с Докер-библиотеки. <text:span text:style-name="T531">Временная</text:span> ДБ, которая <text:span text:style-name="T531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50" office:value-type="string" calcext:value-type="string">
            <text:p>VOLUMES</text:p>
          </table:table-cell>
          <table:table-cell table:style-name="ce150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487">docker volume create</text:span><text:span text:style-name="T410"> </text:span><text:span text:style-name="T488">&lt;имя волюма&gt;</text:span></text:p>
          </table:table-cell>
          <table:table-cell table:style-name="ce141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489">docker 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41" office:value-type="string" calcext:value-type="string">
            <text:p><text:span text:style-name="T490">docker run --rm --name</text:span> &lt; имя контейнера &gt; <text:span text:style-name="T491">-d -p 8080:8080 -e TZ=Europe/Moscow -</text:span><text:span text:style-name="T492">v &lt;ИМЯ ВОЛЮМА&gt;: &lt;абсолютный путь внутри контейнера</text:span>&gt; &lt; имя имаджа &gt;</text:p>
          </table:table-cell>
          <table:table-cell table:style-name="ce141" office:value-type="string" calcext:value-type="string">
            <text:p>монтирование папки для сохранения данных <text:span text:style-name="T557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Работа с функционирующим контейнером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52" office:value-type="string" calcext:value-type="string">
            <text:p>exec</text:p>
          </table:table-cell>
          <table:table-cell table:style-name="ce13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380">docker</text:span> exec -it &lt;container ID&gt; &lt;command&gt;</text:p>
          </table:table-cell>
          <table:table-cell table:style-name="ce104" office:value-type="string" calcext:value-type="string">
            <text:p><text:span text:style-name="T558">allows to provide input</text:span><text:span text:style-name="T401"> </text:span><text:span text:style-name="T398">with tips and help</text:span><text:span text:style-name="T401"> to STDIN and </text:span><text:span text:style-name="T559">send another command</text:span><text:span text:style-name="T401"> to a container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80">docker</text:span> exec -u 0 -it &lt;container ID&gt; /bin/bash</text:p>
          </table:table-cell>
          <table:table-cell table:style-name="ce104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493">docker exec -it </text:span><text:span text:style-name="T494">&lt;container ID&gt;</text:span><text:span text:style-name="T495"> </text:span><text:span text:style-name="T496">sh</text:span></text:p>
          </table:table-cell>
          <table:table-cell table:style-name="ce141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exec -it <text:span text:style-name="T497">&lt;container ID&gt;</text:span> /bin/bash</text:p>
          </table:table-cell>
          <table:table-cell table:style-name="ce141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472">Ctrl+D or ‘exit’</text:span></text:p>
          </table:table-cell>
          <table:table-cell table:style-name="ce13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5">
          <table:table-cell table:style-name="ce141" office:value-type="string" calcext:value-type="string">
            <text:p><text:span text:style-name="T498">docker </text:span><text:span text:style-name="T391">commit</text:span><text:span text:style-name="T499"> </text:span><text:span text:style-name="T500">-c</text:span><text:span text:style-name="T499"> </text:span><text:span text:style-name="T501">„CMD [«redis-server»]“</text:span><text:span text:style-name="T499"> </text:span><text:span text:style-name="T502">&lt;ID of a container&gt;</text:span></text:p>
          </table:table-cell>
          <table:table-cell table:style-name="ce141" office:value-type="string" calcext:value-type="string">
            <text:p><text:span text:style-name="T354">Создаёт имадж из выбранного контейнера.</text:span></text:p>
            <text:p><text:span text:style-name="T354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354">Именно так на каждом шагу делают Dockerfiles</text:span></text:p>
          </table:table-cell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390">docker </text:span><text:span text:style-name="T391">commit</text:span><text:span text:style-name="T503"> </text:span><text:span text:style-name="T504">5267e21d140</text:span><text:span text:style-name="T503"> </text:span><text:span text:style-name="T505">denis_v2</text:span><text:span text:style-name="T503">:</text:span><text:span text:style-name="T506">latest</text:span></text:p>
          </table:table-cell>
          <table:table-cell table:style-name="ce104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1">
          <table:table-cell table:style-name="ce104" office:value-type="string" calcext:value-type="string">
            <text:p><text:span text:style-name="T380">docker</text:span> <text:span text:style-name="T507">cp</text:span> foo.txt <text:span text:style-name="T393">mycontainer</text:span>:/foo.txt</text:p>
          </table:table-cell>
          <table:table-cell table:style-name="ce104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80">docker</text:span> <text:span text:style-name="T507">cp</text:span> mycontainer:/foo.txt foo.txt</text:p>
          </table:table-cell>
          <table:table-cell table:style-name="ce104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380">docker</text:span> <text:span text:style-name="T507">cp</text:span> src/. mycontainer:/target</text:p>
            <text:p><text:span text:style-name="T380">docker</text:span> <text:span text:style-name="T507">cp</text:span> mycontainer:/src/. target</text:p>
          </table:table-cell>
          <table:table-cell table:style-name="ce104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Остановк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1">
          <table:table-cell table:style-name="ce141" office:value-type="string" calcext:value-type="string">
            <text:p><text:span text:style-name="T453">docker </text:span><text:span text:style-name="T508">stop</text:span><text:span text:style-name="T415"> </text:span><text:span text:style-name="T494">&lt;name or ID of a container&gt;</text:span></text:p>
          </table:table-cell>
          <table:table-cell table:style-name="ce141" office:value-type="string" calcext:value-type="string">
            <text:p><text:span text:style-name="T560">stop </text:span><text:span text:style-name="T499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493">docker </text:span><text:span text:style-name="T496">kill</text:span><text:span text:style-name="T495"> </text:span><text:span text:style-name="T494">&lt;name or ID of a container&gt;</text:span></text:p>
          </table:table-cell>
          <table:table-cell table:style-name="ce141" office:value-type="string" calcext:value-type="string">
            <text:p><text:span text:style-name="T561">kill</text:span><text:span text:style-name="T430"> container </text:span><text:span text:style-name="T410">immediately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80">docker</text:span> <text:span text:style-name="T509">stop</text:span> $(<text:span text:style-name="T380">docker</text:span> <text:span text:style-name="T507">ps</text:span> -a -q)</text:p>
          </table:table-cell>
          <table:table-cell table:style-name="ce104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Удаление</text:p>
          </table:table-cell>
          <table:table-cell table:style-name="ce139"/>
          <table:table-cell table:number-columns-repeated="1022"/>
        </table:table-row>
        <table:table-row table:style-name="ro8">
          <table:table-cell table:style-name="ce152" office:value-type="string" calcext:value-type="string">
            <text:p>system prune</text:p>
          </table:table-cell>
          <table:table-cell table:style-name="ce141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52"/>
          <table:table-cell table:style-name="ce141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<text:span text:style-name="T510"> </text:span><text:span text:style-name="T511">rm</text:span><text:span text:style-name="T512"> </text:span><text:span text:style-name="T513">&lt;ID контейнера или имя&gt;</text:span></text:p>
          </table:table-cell>
          <table:table-cell table:style-name="ce104" office:value-type="string" calcext:value-type="string">
            <text:p><text:span text:style-name="T536">остановить выполнение контейнера и </text:span><text:span text:style-name="T383">удалить</text:span><text:span text:style-name="T382"> его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<text:span text:style-name="T514">docker rm</text:span><text:span text:style-name="T515"> $(</text:span><text:span text:style-name="T516">docker ps</text:span><text:span text:style-name="T512"> -</text:span><text:span text:style-name="T517">qa)</text:span></text:p>
          </table:table-cell>
          <table:table-cell table:style-name="ce141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18">docker</text:span><text:span text:style-name="T519"> </text:span><text:span text:style-name="T520">rmi</text:span><text:span text:style-name="T519"> </text:span><text:span text:style-name="T521">&lt;имя имаджа&gt;</text:span></text:p>
          </table:table-cell>
          <table:table-cell table:style-name="ce141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97">docker</text:span><text:span text:style-name="T401"> </text:span><text:span text:style-name="T399">rmi</text:span><text:span text:style-name="T401"> $(</text:span><text:span text:style-name="T522">docker images -q</text:span><text:span text:style-name="T401">)</text:span></text:p>
          </table:table-cell>
          <table:table-cell table:style-name="ce104" office:value-type="string" calcext:value-type="string">
            <text:p><text:span text:style-name="T472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523">sudo docker rmi </text:span><text:span text:style-name="T524">$(</text:span><text:span text:style-name="T525">sudo docker images -f</text:span><text:span text:style-name="T524"> "dangling=true" -q)</text:span></text:p>
          </table:table-cell>
          <table:table-cell table:style-name="ce136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Dockerfile</text:p>
          </table:table-cell>
          <table:table-cell table:style-name="ce13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411">FROM python:3.6</text:span></text:p>
            <text:p><text:span text:style-name="T526">RUN mkdir -p </text:span><text:span text:style-name="T527">/usr/src/app/</text:span></text:p>
            <text:p><text:span text:style-name="T526">WORKDIR </text:span><text:span text:style-name="T527">/usr/src/app/</text:span>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453">COPY </text:span><text:span text:style-name="T528">.</text:span><text:span text:style-name="T415"> </text:span><text:span text:style-name="T529">/usr/src/app/</text:span></text:p>
          </table:table-cell>
          <table:table-cell table:style-name="ce137" office:value-type="string" calcext:value-type="string">
            <text:p>- <text:span text:style-name="T562">a path on our computer relatively to a build context</text:span> and <text:span text:style-name="T563">a path inside a container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2" office:value-type="string" calcext:value-type="string">
            <text:p><text:span text:style-name="T354">CMD [“python”, “app.py”]</text:span></text:p>
          </table:table-cell>
          <table:table-cell table:style-name="ce104" office:value-type="string" calcext:value-type="string">
            <text:p><text:span text:style-name="T540">вместо CMD может быть </text:span><text:span text:style-name="T564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42" office:value-type="string" calcext:value-type="string">
            <text:p>ENV TZ Europe/Moscow</text:p>
          </table:table-cell>
          <table:table-cell table:style-name="ce157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6">
          <table:table-cell table:style-name="ce104" office:value-type="string" calcext:value-type="string">
            <text:p><text:span text:style-name="T411">FROM python:3.8</text:span></text:p>
            <text:p><text:span text:style-name="T411">RUN mkdir -p /usr/src/app1/</text:span></text:p>
            <text:p><text:span text:style-name="T411">WORKDIR /usr/src/app1/</text:span></text:p>
            <text:p><text:span text:style-name="T411">COPY . /usr/src/app1/</text:span></text:p>
            <text:p><text:span text:style-name="T411">RUN pip install --no-cache-dir -r requirements.txt</text:span></text:p>
            <text:p><text:span text:style-name="T411">EXPOSE 8080</text:span></text:p>
            <text:p/>
            <text:p><text:span text:style-name="T411">ENTRYPOINT ["python"]</text:span></text:p>
            <text:p><text:span text:style-name="T411">CMD ["flask_app1.py"]</text:span></text:p>
          </table:table-cell>
          <table:table-cell table:style-name="ce104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39" office:value-type="string" calcext:value-type="string">
            <text:p>docker-compose</text:p>
          </table:table-cell>
          <table:table-cell table:style-name="ce13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6">
          <table:table-cell table:style-name="ce104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104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7">
          <table:table-cell table:style-name="ce153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104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489">docker-compose</text:span> <text:span text:style-name="T507">up</text:span></text:p>
          </table:table-cell>
          <table:table-cell table:style-name="ce104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104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113"/>
        <table:table-column table:style-name="co10" table:default-cell-style-name="ce113"/>
        <table:table-column table:style-name="co4" table:number-columns-repeated="1022" table:default-cell-style-name="ce113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Server</text:p>
          </table:table-cell>
          <table:table-cell table:style-name="ce108"/>
          <table:table-cell table:number-columns-repeated="1022"/>
        </table:table-row>
        <table:table-row table:style-name="ro11">
          <table:table-cell table:style-name="ce104"/>
          <table:table-cell table:style-name="ce104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</text:p>
          </table:table-cell>
          <table:table-cell table:style-name="ce104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 -t 60</text:p>
          </table:table-cell>
          <table:table-cell table:style-name="ce104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10</text:p>
          </table:table-cell>
          <table:table-cell table:style-name="ce108"/>
          <table:table-cell table:number-columns-repeated="1022"/>
        </table:table-row>
        <table:table-row table:style-name="ro8">
          <table:table-cell table:style-name="ce104" office:value-type="string" calcext:value-type="string">
            <text:p>powercfg.exe /hibernate off</text:p>
          </table:table-cell>
          <table:table-cell table:style-name="ce104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Планировщик задач</text:p>
          </table:table-cell>
          <table:table-cell table:style-name="ce158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cls</text:p>
          </table:table-cell>
          <table:table-cell table:style-name="ce104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8" office:value-type="string" calcext:value-type="string">
            <text:p>Добавляем пути в PATH</text:p>
          </table:table-cell>
          <table:table-cell table:style-name="ce108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10">
          <table:table-cell table:style-name="ce104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565">В диалоговом окне "</text:span><text:span text:style-name="T566">Система</text:span><text:span text:style-name="T567">" → "Дополнительные параметры системы".</text:span></text:p>
            <text:p/>
          </table:table-cell>
          <table:table-cell table:style-name="ce104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38">
          <table:table-cell table:style-name="ce104" office:value-type="string" calcext:value-type="string">
            <text:p><text:span text:style-name="T565">-&gt; На вкладке "О программе" диалогового окна "Свойства системы" -&gt; "</text:span><text:span text:style-name="T566">Переменные среды</text:span><text:span text:style-name="T567">".</text:span></text:p>
            <text:p><text:span text:style-name="T312">-&gt; "Системные переменные"</text:span></text:p>
            <text:p><text:span text:style-name="T312">-&gt; прокрутите список до переменной Path, а затем выберите ее.</text:span></text:p>
            <text:p/>
            <text:p><text:span text:style-name="T312">"Изменить" в этом диалоговом окне.</text:span></text:p>
            <text:p/>
          </table:table-cell>
          <table:table-cell table:style-name="ce104"/>
          <table:table-cell table:number-columns-repeated="1022"/>
        </table:table-row>
        <table:table-row table:style-name="ro48">
          <table:table-cell table:style-name="ce104" office:value-type="string" calcext:value-type="string">
            <text:p><text:span text:style-name="T312">Добавляем папку, в которой лежат exe-шники,</text:span></text:p>
            <text:p/>
            <text:p><text:span text:style-name="T312">жмём "ОК"</text:span></text:p>
          </table:table-cell>
          <table:table-cell table:style-name="ce104"/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108" office:value-type="string" calcext:value-type="string">
            <text:p>Важные удобные штуки</text:p>
          </table:table-cell>
          <table:table-cell table:style-name="ce108"/>
        </table:table-row>
        <table:table-row table:style-name="ro2">
          <table:table-cell table:style-name="ce127" office:value-type="string" calcext:value-type="string">
            <text:p>Устройства — Общий буфер обмена — Двунаправленный</text:p>
          </table:table-cell>
          <table:table-cell table:style-name="ce127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127" office:value-type="string" calcext:value-type="string">
            <text:p>Устройства — Функция Drag&amp;Drop — Двунаправленный</text:p>
          </table:table-cell>
          <table:table-cell table:style-name="ce127"/>
        </table:table-row>
        <table:table-row table:style-name="ro1" table:number-rows-repeated="2">
          <table:table-cell table:style-name="ce127" table:number-columns-repeated="2"/>
        </table:table-row>
        <table:table-row table:style-name="ro2">
          <table:table-cell table:style-name="ce108" office:value-type="string" calcext:value-type="string">
            <text:p>УСТАНОВКА ДОПОЛНЕНИЙ НА VBOX для открытия общих папок</text:p>
          </table:table-cell>
          <table:table-cell table:style-name="ce108"/>
        </table:table-row>
        <table:table-row table:style-name="ro3">
          <table:table-cell table:style-name="ce104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104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8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4">
          <table:table-cell table:style-name="ce104" office:value-type="string" calcext:value-type="string">
            <text:p><text:span text:style-name="T344">sudo sh ./VBoxLinuxAdditions.run</text:span></text:p>
            <text:p><text:span text:style-name="T344">sudo adduser username vboxsf</text:span></text:p>
            <text:p><text:span text:style-name="T344">sudo reboot</text:span></text:p>
          </table:table-cell>
          <table:table-cell table:style-name="ce104"/>
        </table:table-row>
        <table:table-row table:style-name="ro1">
          <table:table-cell table:style-name="ce108" table:number-columns-repeated="2"/>
        </table:table-row>
        <table:table-row table:style-name="ro4">
          <table:table-cell table:style-name="ce106" office:value-type="string" calcext:value-type="string">
            <text:p>genisoimage -o output_image.iso directory_name</text:p>
          </table:table-cell>
          <table:table-cell table:style-name="ce106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104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.00.0000</text:date>, <text:time style:data-style-name="N2" text:time-value="16:20:15.6351179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1-08T16:20:23.716260305</dc:date>
    <meta:editing-cycles>531</meta:editing-cycles>
    <meta:editing-duration>P1DT12H26M6S</meta:editing-duration>
    <meta:document-statistic meta:table-count="5" meta:cell-count="808" meta:object-count="0"/>
  </office:meta>
</office:document-meta>
</file>